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e" style:master-page-name="MP0" style:family="paragraph">
      <style:paragraph-properties fo:break-before="page" fo:margin-top="0.0694in" fo:margin-bottom="0.0694in" fo:line-height="100%" fo:background-color="#F8F9FA"/>
      <style:text-properties style:font-name="Helvetica" style:font-name-asian="Times New Roman" style:font-name-complex="Helvetica" fo:color="#000000" fo:font-size="16pt" style:font-size-asian="16pt" style:font-size-complex="16pt" style:language-asian="it" style:country-asian="IT"/>
    </style:style>
    <style:style style:name="P2" style:parent-style-name="Normale" style:family="paragraph">
      <style:paragraph-properties fo:margin-top="0.0694in" fo:margin-bottom="0.0694in" fo:line-height="100%" fo:background-color="#F8F9FA"/>
      <style:text-properties style:font-name="Helvetica" style:font-name-asian="Times New Roman" style:font-name-complex="Helvetica" fo:color="#000000" fo:font-size="16pt" style:font-size-asian="16pt" style:font-size-complex="16pt" style:language-asian="it" style:country-asian="IT"/>
    </style:style>
    <style:style style:name="P3"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4"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5"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6"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7"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8"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9"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0"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1"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2"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3" style:parent-style-name="Normale" style:family="paragraph">
      <style:paragraph-properties fo:margin-top="0.0694in" fo:margin-bottom="0.0694in" fo:line-height="100%" fo:margin-left="0.25in" fo:background-color="#F8F9FA">
        <style:tab-stops/>
      </style:paragraph-properties>
      <style:text-properties style:font-name="Helvetica" style:font-name-asian="Times New Roman" style:font-name-complex="Helvetica" fo:color="#000000" fo:font-size="16pt" style:font-size-asian="16pt" style:font-size-complex="16pt" style:language-asian="it" style:country-asian="IT"/>
    </style:style>
    <style:style style:name="P14"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15"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16"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17"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18"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19"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0"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1"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2"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3"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4"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5"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style:language-asian="it" style:country-asian="IT"/>
    </style:style>
    <style:style style:name="P26"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7"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8"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29" style:parent-style-name="Paragrafoelenco" style:family="paragraph">
      <style:paragraph-properties style:contextual-spacing="false" fo:margin-top="0.0694in" fo:margin-bottom="0.0694in" fo:line-height="100%" fo:background-color="#F8F9FA"/>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30" style:parent-style-name="Paragrafoelenco" style:family="paragraph">
      <style:paragraph-properties style:contextual-spacing="false" fo:margin-top="0.0694in" fo:margin-bottom="0.0694in" fo:line-height="100%" fo:background-color="#F8F9FA"/>
    </style:style>
    <style:style style:name="T31" style:parent-style-name="Car.predefinitoparagrafo" style:family="text">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T32" style:parent-style-name="Car.predefinitoparagrafo" style:family="text">
      <style:text-properties style:font-name="Helvetica" style:font-name-asian="Times New Roman" style:font-name-complex="Helvetica" fo:color="#000000" fo:font-size="12pt" style:font-size-asian="12pt" style:font-size-complex="12pt" fo:background-color="#FFFF00" style:language-asian="it" style:country-asian="IT"/>
    </style:style>
    <style:style style:name="P33" style:parent-style-name="Paragrafoelenco" style:family="paragraph">
      <style:paragraph-properties style:contextual-spacing="false" fo:margin-top="0.0694in" fo:margin-bottom="0.0694in" fo:line-height="100%" fo:background-color="#F8F9FA"/>
    </style:style>
    <style:style style:name="T34" style:parent-style-name="Car.predefinitoparagrafo" style:family="text">
      <style:text-properties style:font-name="Helvetica" style:font-name-asian="Times New Roman" style:font-name-complex="Helvetica" fo:color="#000000" fo:font-size="12pt" style:font-size-asian="12pt" style:font-size-complex="12pt" fo:background-color="#FFFF00" style:language-asian="it" style:country-asian="IT"/>
    </style:style>
  </office:automatic-styles>
  <office:body>
    <office:text text:use-soft-page-breaks="true">
      <text:p text:style-name="P1">In giallo sono segnate la cose da NON copiare come business rules</text:p>
      <text:p text:style-name="P2">Business Rule / Vincoli – ER Principale</text:p>
      <text:list text:style-name="LFO1" text:continue-numbering="true">
        <text:list-item>
          <text:p text:style-name="P3">Un utente A può commentare una recensione R se e solo se (A,R) appartiene ad<text:s/>“EsecuzioneRecensioneUtente” oppure ad una tra “RiferimentoRecensioniOspiti” e “RiferimentoRecensioniHost”.</text:p>
        </text:list-item>
        <text:list-item>
          <text:p text:style-name="P4">L’attributo badge assume valore true se e solo se sono raggiunte le condizioni specificate sulla documentazione.</text:p>
        </text:list-item>
        <text:list-item>
          <text:p text:style-name="P5">Se la Lista A partecipa ad<text:s/>viaggio B riferito alla Città C allora ogni occorrenza di ComposizioneLista in cui compare A può contenere solo ed esclusivamente alloggi situati in C (cioè tali da partecipare a LocazioneAlloggi con l’occorrenza C di Città)</text:p>
        </text:list-item>
        <text:list-item>
          <text:p text:style-name="P6">Se Utenti è associato al pagamento C con occorrenza U di UtilizzoMetodi allora deve valere C.Datafine&lt;=U.DataInizioUtilizzo&lt;=C.DataFineUtilizzo (l’utente può usare solo metodi di pagamento validi) or C.DataInizio&lt;=U.DataInizioUtilizzo se C.DataFineUtilizzo ha cardinalità 0)</text:p>
        </text:list-item>
        <text:list-item>
          <text:p text:style-name="P7">Se l’occorrenza M di MetodiDiPagamento e la Prenotazione P partecipano a Pagamenti tramite l’occorrenza PG allora deve valere che M partecipi ad UtilizzoMetodiPagamento con lo stesso Utente che effettua la prenotazione.</text:p>
        </text:list-item>
        <text:list-item>
          <text:p text:style-name="P8">Se MetodoDiPagamento M partecipa a Pagamenti con l’occorrenza PG e ad UtilizzoMetodiPagamento con l’occorrenza U allora U.DataInizio&lt;=PG.DataPagamento&lt;=U.DataFine or U.DataInizio&lt;=PG.DataPagamento se U.DataFine ha cardinalità 0.</text:p>
        </text:list-item>
        <text:list-item>
          <text:p text:style-name="P9">Viaggi.DataFine ha cardinalità 1 se e solo se Viaggi.DataInizio ha cardinalità 1 ed inoltre Viaggi.DataInizio&lt;Viaggi.DataFine</text:p>
        </text:list-item>
        <text:list-item>
          <text:p text:style-name="P10">Per effettuare una prenotazione dev'essere prima associato un pagamento all’utente</text:p>
        </text:list-item>
        <text:list-item>
          <text:p text:style-name="P11">L'attributo "Carta d'Identità" dell'entità Utenti è necessario per effettuare una prenotazione.</text:p>
        </text:list-item>
        <text:list-item>
          <text:p text:style-name="P12">Se PrenotazioniAlloggi.CancellataHost vale false anche PrenotazioniAlloggi.ConfermataHost vale false.</text:p>
        </text:list-item>
      </text:list>
      <text:p text:style-name="P13">Business Rule – Vincoli – Identificatori – ER Ristrutturato</text:p>
      <text:list text:style-name="LFO2" text:continue-numbering="true">
        <text:list-item>
          <text:p text:style-name="P14">Per identificare gli Utenti usiamo un Id autoincrementantee perché altrimenti<text:s/>dovremmo <text:s/>servirci della mail, che potrebbe essere una stringa lunga e poco efficinete.</text:p>
        </text:list-item>
        <text:list-item>
          <text:p text:style-name="P15">Per i Messaggi usiamo un id autoincrementare perché identificare su DataOra potrebbe essere poco efficiente e qualora identificassimo Recensioni esternamente la chiave<text:s/>potrebbe essere troppo lunga</text:p>
        </text:list-item>
        <text:list-item>
          <text:p text:style-name="P16">Per ristrutturare la gerarchia Utenti abbiamo deciso di usare la soluzione 3 (associazione tra padre e figlie) perché ci sono operazioni interattive e molto frequenti che necessitano di accedere ai soli dati dell’host e perché<text:s/>inserendo gli attributi di host in utenti avremmo avuto troppi valori null e quindi una pessima occupazione di spazio(considerando l’elevato numero di record dell’associazione).</text:p>
        </text:list-item>
        <text:list-item>
          <text:p text:style-name="P17">Per ristrutturare la gerarchia delle recensioni abbiamo deciso di adottare la soluzione 2 (attributi del padre nelle nelle figlie) perché è quella che garantisce la maggiore occupazione di spazio e cis sono alcune operazioni che accedono oslo ai dati di una entità.</text:p>
        </text:list-item>
        <text:list-item>
          <text:p text:style-name="P18">Solo l’Host titolare dell’alloggio in cui è avvenuta la Prenotazione I può scrivere una recensione J riferita ad essa.</text:p>
        </text:list-item>
        <text:list-item>
          <text:p text:style-name="P19">Solo l’utente che ha eseguito la prenotazione I può scrivere una recensione J riferita ad I (ATTENZIONE!! Queste due br dicono la stessa cosa della 1: tenere queste perché sono più chiare)</text:p>
        </text:list-item>
        <text:list-item>
          <text:p text:style-name="P20">Per la prenotazione usiamo un Id autoincrementante perché l’identificatore su date potrebbe essere poco efficiente e un identificatore composto risulterebbe troppo complesso</text:p>
        </text:list-item>
        <text:list-item>
          <text:p text:style-name="P21">Per gli alloggi conviene identificare su un Id autoincrementante perché usare nome ed indirizzo(oltre a codice della città) sarebbe poco efficiente trattandosi di stringhe lunghe</text:p>
        </text:list-item>
        <text:list-item>
          <text:p text:style-name="P22">Per città, regioni e stati conviene usare un id numerico dato che indentificare usando i nomi, che molto probabilmente saranno stringhe lunghe, sarebbe poco efficiente</text:p>
        </text:list-item>
        <text:list-item>
          <text:p text:style-name="P23">Per identificare le foto utilizziamo un codice autoincrementante perché identificare sul percorso sarebbe poco efficiente, dato che molto probabilmente questo sarà una stringa lunga.</text:p>
        </text:list-item>
        <text:list-item>
          <text:p text:style-name="P24">Anche per i servizi vale lo stesso ragionamento : identificare sulla descrizione sarebbe poco efficiente.</text:p>
        </text:list-item>
      </text:list>
      <text:p text:style-name="P25"/>
      <text:list text:style-name="LFO2" text:continue-numbering="true">
        <text:list-item>
          <text:p text:style-name="P26">In MetodiDiPagamento non memorizziamo i dati delle carte di credito, non sarebbe sicuro, verosimilmente la compagnia si affiderà a servizi esterni. Memorizziamo però il tipo di servizio e lo storico dei metodi usati dall’utente(con l’associazione PossessoMetodiPagamento)</text:p>
        </text:list-item>
        <text:list-item>
          <text:p text:style-name="P27">Nell’operazione 16 (dettaglio Alloggio) ricostruiamo il calendario dei giorni prenotabili inserendovi tutti i giorni che non ricadono nell’intervallo [DataInizio, DataFine] di prenotazioni relative all’alloggio scelto.</text:p>
        </text:list-item>
        <text:list-item>
          <text:p text:style-name="P28">In PeriodiDisponibilità usiamo un identificatore numerico progressivo perché l’identificazione esterna sulle date sarebbe poco efficiente.</text:p>
        </text:list-item>
        <text:list-item>
          <text:p text:style-name="P29">In PeriodiDisponibilità memorizziamo i periodi dell’anno in cui l’Host ha deciso di rendere disponibile<text:s/>il suo alloggio</text:p>
        </text:list-item>
        <text:list-item>
          <text:p text:style-name="P30"><text:span text:style-name="T31">In liste non mettiamo il collegamento a città perché tanto c’è già il collegamento ad Alloggi su Airbnb la lista può essere associata ad un periodo, ma non ad una città (può contenere alloggi di ogni città, ciascuno riferito ad un periodo d</text:span><text:span text:style-name="T32">iverso).</text:span></text:p>
        </text:list-item>
        <text:list-item>
          <text:p text:style-name="P33"><text:span text:style-name="T34">In effetti non ci sono nuove br: ha senso, non abbiamo usato parti dell’algoritmo di traduzione che ne richiedono l’introdu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it" style:country-asian="I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it" style:country-asian="I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o Carletto</meta:initial-creator>
    <dc:creator>Roberto Carletto</dc:creator>
    <meta:creation-date>2022-05-09T12:20:00Z</meta:creation-date>
    <dc:date>2022-06-16T09:05:00Z</dc:date>
    <meta:template xlink:href="Normal.dotm" xlink:type="simple"/>
    <meta:editing-cycles>9</meta:editing-cycles>
    <meta:editing-duration>PT18900S</meta:editing-duration>
    <meta:document-statistic meta:page-count="2" meta:paragraph-count="10" meta:word-count="765" meta:character-count="5118" meta:row-count="36" meta:non-whitespace-character-count="4363"/>
  </office:meta>
</office:document-meta>
</file>